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cio : Regard sur société et faits sociaux (Durkheim). Discipline empirique et non spéculative.</text:p>
      <text:p text:style-name="Standard"/>
      <text:p text:style-name="Standard">Analyse faits sociaux : comprendre les faits tels qu'ils sont et non pas tels qu'ils devraient être</text:p>
      <text:p text:style-name="Standard"/>
      <text:p text:style-name="Standard">Prénotions : stéréotypes</text:p>
      <text:p text:style-name="Standard"/>
      <text:p text:style-name="Standard"/>
      <text:p text:style-name="Standard"/>
      <text:p text:style-name="Standard">Aller plus loin :</text:p>
      <text:p text:style-name="Standard">- L. Wacquant, <text:span text:style-name="T1">Corps et ames</text:span></text:p>
      <text:p text:style-name="P1">- S. Beau et F. Webert, <text:span text:style-name="T1">Guide de l'enquête de terrain</text:span></text:p>
      <text:p text:style-name="P1">- M. Montaigne, <text:span text:style-name="T1">Riche, pourquoi pas toi ?</text:span></text:p>
      <text:p text:style-name="P1">- A. Ernaux</text:p>
      <text:p text:style-name="P1">- F. Le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M58S</meta:editing-duration>
    <meta:editing-cycles>5</meta:editing-cycles>
    <meta:generator>OpenOffice/4.0.0$Win32 OpenOffice.org_project/400m3$Build-9702</meta:generator>
    <dc:date>2014-09-16T16:43:50.43</dc:date>
    <meta:document-statistic meta:table-count="0" meta:image-count="0" meta:object-count="0" meta:page-count="1" meta:paragraph-count="9" meta:word-count="69" meta:character-count="380"/>
    <meta:user-defined meta:name="Info 1"/>
    <meta:user-defined meta:name="Info 2"/>
    <meta:user-defined meta:name="Info 3"/>
    <meta:user-defined meta:name="Info 4"/>
  </office:meta>
</office:document-meta>
</file>